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82301-68848 </text:p>
      <text:p text:style-name="Standard">e35f6-f9319 </text:p>
      <text:p text:style-name="Standard">88a51-0103d </text:p>
      <text:p text:style-name="Standard">963e4-40f9f </text:p>
      <text:p text:style-name="Standard">21d63-0a51e </text:p>
      <text:p text:style-name="Standard">7cf99-dc827 </text:p>
      <text:p text:style-name="Standard">2f3c3-10db9 </text:p>
      <text:p text:style-name="Standard">6c31c-51c4f </text:p>
      <text:p text:style-name="Standard">76c3d-eba39 </text:p>
      <text:p text:style-name="Standard">8a79d-a69de </text:p>
      <text:p text:style-name="Standard">8398e-d019f </text:p>
      <text:p text:style-name="Standard">8bde7-da842 </text:p>
      <text:p text:style-name="Standard">c1e02-8f39e </text:p>
      <text:p text:style-name="Standard">0502a-c891a </text:p>
      <text:p text:style-name="Standard">34c3b-db293 </text:p>
      <text:p text:style-name="Standard">36da8-b4f1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6:09:42.610390874</meta:creation-date>
    <dc:date>2020-07-29T16:17:03.706816646</dc:date>
    <meta:editing-duration>PT24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6" meta:word-count="16" meta:character-count="191" meta:non-whitespace-character-count="176"/>
  </office:meta>
</office:document-meta>
</file>